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thJax Main1" svg:font-family="'MathJax Main'"/>
    <style:font-face style:name="MathJax Math1" svg:font-family="'MathJax Math'"/>
    <style:font-face style:name="Courier New2" svg:font-family="'Courier New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athJax Main" svg:font-family="'MathJax Main'" style:font-pitch="variable"/>
    <style:font-face style:name="MathJax Math" svg:font-family="'MathJax Math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4.40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c8526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44pt" fo:text-shadow="none" style:text-underline-style="none" fo:font-weight="normal" style:letter-kerning="true" style:font-name-asian="Microsoft YaHei" style:font-size-asian="44pt" style:font-weight-asian="normal" style:font-name-complex="Mangal" style:font-size-complex="44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italic" fo:text-shadow="none" style:text-underline-style="none" fo:font-weight="normal" style:letter-kerning="true" style:font-name-asian="Microsoft YaHei" style:font-size-asian="44pt" style:font-style-asian="italic" style:font-weight-asian="normal" style:font-name-complex="Mang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55e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language="en" fo:country="US" fo:font-style="normal" fo:text-shadow="none" style:text-underline-style="none" fo:font-weight="bold" style:letter-kerning="true" style:font-name-asian="Microsoft YaHei" style:font-size-asian="48pt" style:font-style-asian="normal" style:font-weight-asian="bold" style:font-name-complex="Mangal" style:font-size-complex="4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style:font-name-asian="Microsoft YaHei" style:font-size-asian="48pt" style:font-style-asian="normal" style:font-weight-asian="bold" style:font-name-complex="Mangal" style:font-size-complex="4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fo:font-size="28pt" style:font-size-asian="28pt" style:font-size-complex="28pt"/>
    </style:style>
    <style:style style:name="T25" style:family="text">
      <style:text-properties fo:font-variant="normal" fo:text-transform="none" fo:color="#ff0000" style:text-outline="false" style:text-line-through-style="none" style:text-line-through-type="none" style:font-name="MathJax Math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Mang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MathJax Main1" fo:font-size="28pt" fo:text-shadow="none" style:text-underline-style="none" fo:font-weight="normal" style:letter-kerning="true" style:font-name-asian="Microsoft YaHei" style:font-size-asian="28pt" style:font-weight-asian="normal" style:font-name-complex="Mangal" style:font-size-complex="28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MathJax Main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44pt" fo:language="en" fo:country="US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Метод к-го ближайшего соседа </text:span><text:span text:style-name="T1"><text:line-break/></text:span><text:span text:style-name="T1">(K-Nearest Neighbors, kNN)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Состоятельный</text:p>
            <text:p/>
            <text:p>На практике плохие результаты: <text:s/></text:p>
            <text:p>негативное влияние малоинформативных переменных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едложен в работе 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Fix, E., Hodges, J.L. (1951) </text:p>
            <text:p>Discriminatory analysis, nonparametric discrimination: Consistency properties. </text:p>
            <text:p>Technical Report 4, USAF School of Aviation Medicine, Randolph Field, Texa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"Скажи мне, кто твой друг, и я скажу кто ты" Еврипид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/></text:p>
            <text:p><text:span text:style-name="T3">k=1 <text:s/></text:span>(один сосед)</text:p>
            <text:p/>
            <text:p>Объект относится к тому же классу, что и его ближайший сосед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3" draw:layer="layout" svg:width="25.199cm" svg:height="4.405cm" svg:x="1.4cm" svg:y="0.387cm" presentation:class="title" presentation:user-transformed="true">
          <draw:text-box>
            <text:p><text:span text:style-name="T4">"</text:span><text:span text:style-name="T5">Судьба демократии ... зависит от мелкой технической детали — процедуры выборов. Остальное второстепенно." </text:span><text:span text:style-name="T5"><text:line-break/></text:span><text:span text:style-name="T5">Хосе Ортега-и-Гассет. Восстание масс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/></text:p>
            <text:p><text:span text:style-name="T3">k&gt;1 <text:s/></text:span></text:p>
            <text:p/>
            <text:p>Объект относится к тому классу, члены которого составляют большинство среди его <text:span text:style-name="T6">k</text:span> ближайших соседей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Технические детали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Если невозможно найти ровно <text:span text:style-name="T2">k</text:span> соседей, значение <text:span text:style-name="T2">k</text:span> увеличивают (вариант: выбрать случайно).</text:p>
            <text:p/>
            <text:p>Если невозможно определить, какой класс составляет большинство среди <text:span text:style-name="T6">k</text:span><text:span text:style-name="T2"> </text:span>соседей, значение <text:span text:style-name="T2">k</text:span> <text:s/>увеличивают(вариант: выбрать случайно).</text:p>
            <text:p/>
            <text:p>В случае задачи с двумя классами удобнее использовать нечетные значения <text:span text:style-name="T2">k</text:span>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/>
            <text:p>Правильно увеличивать <text:span text:style-name="T6">k</text:span><text:span text:style-name="T3"> </text:span>с ростом объема обучающей выборки <text:span text:style-name="T3">n.</text:span></text:p>
            <text:p/>
            <text:p><text:span text:style-name="T6">k</text:span><text:span text:style-name="T3"> </text:span>должно быть разным в зависимости от локальной плотности точек, но непонятно каким..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7">модификация метода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><text:span text:style-name="T8"/></text:p>
            <text:p><text:span text:style-name="T8"/></text:p>
            <text:p><text:span text:style-name="T8"/></text:p>
            <text:p><text:span text:style-name="T9">каждому соседу приписывают вес, обратно пропорциональный расстоянию до него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Всего 2 параметра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Необходимо задать два управляющих параметра: </text:p>
            <text:p><text:s/></text:p>
            <text:p><text:span text:style-name="T2">k </text:span>- число ближайших соседей.</text:p>
            <text:p/>
            <text:p>способ вычисления расстояния между объектами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</text:list>
            <text:p>Никаких предположений о распределении данных</text:p>
            <text:p/>
            <text:p>При этом метод состоятельный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lazy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Нет модели </text:p>
            <text:p/>
            <text:p>Но храним в памяти <text:span text:style-name="T10">всю</text:span> обучающую выборку.</text:p>
            <text:p><text:span text:style-name="T11"/></text:p>
            <text:p><text:span text:style-name="T11">Обучение алгоритма сводится к хранению обучающей выборки, организованное <text:s/>"правильным" образом, например в виде kd-tree.</text:span><text:span text:style-name="T12">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p><text:span text:style-name="T8"/></text:p>
            <text:p><text:span text:style-name="T8"/></text:p>
            <text:p><text:span text:style-name="T8"/></text:p>
            <text:p><text:span text:style-name="T9">легко обновлять после добавления новых наблюдений в обучающую выборку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3">Недостатки алгоритма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<text:span text:style-name="T14">1. <text:s/>Большой объем вычислений.</text:span></text:p>
            <text:p/>
            <text:p>Лекарство: хранить данные в виде R-tree или kd-tree.</text:p>
            <text:p>(когда число наблюдений значительно превышает число переменных)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5">Недостатки алгоритма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4"/></text:p>
            <text:p><text:span text:style-name="T14">2. <text:s/>Чувствительность к шуму и малоинформативным переменным</text:span></text:p>
            <text:p/>
            <text:p>Лекарство: стандартизация и/или feature selec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ажно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 text:style-name="P5"><text:span text:style-name="T10">Стандартизация переменных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Отступление: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16"/></text:p>
                <text:p><text:s text:c="20"/><text:span text:style-name="T16">Feature selection</text:span></text:p>
                <text:p><text:span text:style-name="T16"/></text:p>
              </text:list-header>
            </text:list>
            <text:p><text:span text:style-name="T16">Пример 1 <text:s text:c="4"/>квадрат на 4 части</text:span></text:p>
            <text:p><text:span text:style-name="T16">Пример 2 <text:s text:c="4"/>круг в кольц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5">Недостатки алгоритма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4">3. <text:s/>Чувствительность к несбалансированности объемов классов: доминируюший класс может доминировать и в большинстве окрестностей.</text:span></text:p>
            <text:p><text:span text:style-name="T17">Лекарство: выравнивание количества наблюдений в разных классах на этапе обучения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8">Как выбрать значение </text:span><text:span text:style-name="T19">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2"><text:s/></text:span><text:span text:style-name="T12">(</text:span><text:span text:style-name="T8">или протестировать применимость feature selection) </text:span></text:p>
            <text:p><text:span text:style-name="T8"/></text:p>
            <text:p><text:span text:style-name="T8"/></text:p>
            <text:p text:style-name="P5"><text:span text:style-name="T20"><text:s/></text:span><text:span text:style-name="T20">n-fold cross-validation</text:span></text:p>
            <text:p text:style-name="P5"><text:span text:style-name="T20"/></text:p>
            <text:p text:style-name="P5"><text:span text:style-name="T21">Отступление про кросс-валидаци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22">KNN </text:span><text:span text:style-name="T23">в </text:span><text:span text:style-name="T22">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5+ пакетов реализуют <text:s/>метод kNN:</text:p>
            <text:p/>
            <text:p><text:s text:c="4"/><text:span text:style-name="T24">Knn <text:s text:c="5"/></text:span><text:span text:style-name="T25">O</text:span><text:span text:style-name="T26">(</text:span><text:span text:style-name="T25">n</text:span><text:span text:style-name="T27">)</text:span></text:p>
            <text:p><text:span text:style-name="T24"><text:s text:c="5"/></text:span><text:span text:style-name="T24">FNN <text:s text:c="3"/></text:span><text:span text:style-name="T25">O</text:span><text:span text:style-name="T26">(log(</text:span><text:span text:style-name="T25">n</text:span><text:span text:style-name="T27">))</text:span></text:p>
            <text:p><text:span text:style-name="T17"><text:s text:c="4"/></text:span><text:span text:style-name="T17">knntree</text:span></text:p>
            <text:p><text:span text:style-name="T17"><text:s text:c="4"/></text:span><text:span text:style-name="T17">knnflex</text:span></text:p>
            <text:p><text:span text:style-name="T17"><text:s text:c="4"/></text:span><text:span text:style-name="T17">kknn</text:span></text:p>
            <text:p><text:span text:style-name="T17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8">KNN в задачах регрессии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29"/></text:p>
            <text:p/>
            <text:p>Находим <text:span text:style-name="T3">k </text:span>ближайших соседей точки X<text:span text:style-name="T3"> </text:span>. </text:p>
            <text:p><text:span text:style-name="T3">Y = f(x) </text:span>определяем как (взвешенное) среднее Y<text:span text:style-name="T3">-</text:span>ков у ближайших соседей.</text:p>
            <text:p/>
            <text:p>Подробнее — в теме непараметрическая регрессия в следующем семестре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/>
            <text:p><text:span text:style-name="T28">Если можем сосчитать расстояния между точками, </text:span></text:p>
            <text:p><text:span text:style-name="T28">то можем классифицировать методом </text:span><text:span text:style-name="T30">KN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thJax Main1" svg:font-family="'MathJax Main'"/>
    <style:font-face style:name="MathJax Math1" svg:font-family="'MathJax Math'"/>
    <style:font-face style:name="Courier New2" svg:font-family="'Courier New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athJax Main" svg:font-family="'MathJax Main'" style:font-pitch="variable"/>
    <style:font-face style:name="MathJax Math" svg:font-family="'MathJax Math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language-asian="hi" style:country-asian="IN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indent="0cm"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23:49:08.418000000</meta:creation-date>
    <dc:date>2016-04-06T14:02:55.873000000</dc:date>
    <meta:editing-duration>PT10M45S</meta:editing-duration>
    <meta:editing-cycles>2</meta:editing-cycles>
    <meta:generator>LibreOffice/4.4.5.2$Windows_x86 LibreOffice_project/a22f674fd25a3b6f45bdebf25400ed2adff0ff99</meta:generator>
    <meta:document-statistic meta:object-count="105"/>
  </office:meta>
</office:document-meta>
</file>